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c6f9" officeooo:paragraph-rsid="0000c6f9"/>
    </style:style>
    <style:style style:name="P2" style:family="paragraph" style:parent-style-name="Standard">
      <style:paragraph-properties fo:text-align="center" style:justify-single-word="false"/>
      <style:text-properties officeooo:rsid="0000c6f9" officeooo:paragraph-rsid="0000c6f9"/>
    </style:style>
    <style:style style:name="P3" style:family="paragraph" style:parent-style-name="Standard">
      <style:paragraph-properties fo:text-align="center" style:justify-single-word="false"/>
      <style:text-properties officeooo:rsid="0000c6f9" officeooo:paragraph-rsid="0001027d"/>
    </style:style>
    <style:style style:name="P4" style:family="paragraph" style:parent-style-name="Standard">
      <style:paragraph-properties fo:text-align="center" style:justify-single-word="false"/>
      <style:text-properties officeooo:rsid="0000c6f9" officeooo:paragraph-rsid="0008b032"/>
    </style:style>
    <style:style style:name="P5" style:family="paragraph" style:parent-style-name="Standard">
      <style:paragraph-properties fo:text-align="start" style:justify-single-word="false"/>
      <style:text-properties officeooo:rsid="0000c6f9" officeooo:paragraph-rsid="0000c6f9"/>
    </style:style>
    <style:style style:name="P6" style:family="paragraph" style:parent-style-name="Standard">
      <style:paragraph-properties fo:text-align="start" style:justify-single-word="false"/>
      <style:text-properties officeooo:rsid="0000c6f9" officeooo:paragraph-rsid="0001027d"/>
    </style:style>
    <style:style style:name="P7" style:family="paragraph" style:parent-style-name="Standard">
      <style:text-properties officeooo:rsid="0000c6f9" officeooo:paragraph-rsid="00080ad9"/>
    </style:style>
    <style:style style:name="P8" style:family="paragraph" style:parent-style-name="Standard">
      <style:text-properties officeooo:paragraph-rsid="0000c6f9"/>
    </style:style>
    <style:style style:name="P9" style:family="paragraph" style:parent-style-name="Standard">
      <style:text-properties style:text-underline-style="solid" style:text-underline-width="auto" style:text-underline-color="font-color" officeooo:rsid="0000c6f9" officeooo:paragraph-rsid="0000c6f9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823d" officeooo:paragraph-rsid="0003823d"/>
    </style:style>
    <style:style style:name="P11" style:family="paragraph" style:parent-style-name="Standard">
      <style:paragraph-properties fo:text-align="center" style:justify-single-word="false"/>
      <style:text-properties officeooo:paragraph-rsid="0000c6f9"/>
    </style:style>
    <style:style style:name="P12" style:family="paragraph" style:parent-style-name="Standard">
      <style:paragraph-properties fo:text-align="start" style:justify-single-word="false"/>
      <style:text-properties officeooo:rsid="0001027d" officeooo:paragraph-rsid="0001027d"/>
    </style:style>
    <style:style style:name="P13" style:family="paragraph" style:parent-style-name="Standard">
      <style:paragraph-properties fo:text-align="center" style:justify-single-word="false"/>
      <style:text-properties officeooo:rsid="0001027d" officeooo:paragraph-rsid="0001027d"/>
    </style:style>
    <style:style style:name="P14" style:family="paragraph" style:parent-style-name="Standard">
      <style:paragraph-properties fo:text-align="center" style:justify-single-word="false"/>
      <style:text-properties officeooo:rsid="0001027d" officeooo:paragraph-rsid="00028734"/>
    </style:style>
    <style:style style:name="P15" style:family="paragraph" style:parent-style-name="Standard">
      <style:paragraph-properties fo:text-align="center" style:justify-single-word="false"/>
      <style:text-properties officeooo:rsid="0001027d" officeooo:paragraph-rsid="00050c99"/>
    </style:style>
    <style:style style:name="P16" style:family="paragraph" style:parent-style-name="Standard">
      <style:paragraph-properties fo:text-align="center" style:justify-single-word="false"/>
      <style:text-properties officeooo:rsid="0001027d" officeooo:paragraph-rsid="00080ad9"/>
    </style:style>
    <style:style style:name="P17" style:family="paragraph" style:parent-style-name="Standard">
      <style:paragraph-properties fo:text-align="start" style:justify-single-word="false"/>
      <style:text-properties officeooo:rsid="00028734" officeooo:paragraph-rsid="00028734"/>
    </style:style>
    <style:style style:name="P18" style:family="paragraph" style:parent-style-name="Standard">
      <style:paragraph-properties fo:text-align="start" style:justify-single-word="false"/>
      <style:text-properties officeooo:rsid="0003823d" officeooo:paragraph-rsid="0003823d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03823d" officeooo:paragraph-rsid="0003823d"/>
    </style:style>
    <style:style style:name="P20" style:family="paragraph" style:parent-style-name="Standard">
      <style:paragraph-properties fo:text-align="center" style:justify-single-word="false"/>
      <style:text-properties style:text-underline-style="none" officeooo:rsid="0003823d" officeooo:paragraph-rsid="0003823d"/>
    </style:style>
    <style:style style:name="P21" style:family="paragraph" style:parent-style-name="Standard">
      <style:paragraph-properties fo:text-align="start" style:justify-single-word="false"/>
      <style:text-properties style:text-position="0% 100%" style:text-underline-style="none" officeooo:rsid="0003823d" officeooo:paragraph-rsid="0003823d"/>
    </style:style>
    <style:style style:name="P22" style:family="paragraph" style:parent-style-name="Standard">
      <style:paragraph-properties fo:text-align="center" style:justify-single-word="false"/>
      <style:text-properties style:text-position="0% 100%" style:text-underline-style="none" officeooo:rsid="0003823d" officeooo:paragraph-rsid="00050c99"/>
    </style:style>
    <style:style style:name="P23" style:family="paragraph" style:parent-style-name="Standard">
      <style:paragraph-properties fo:text-align="start" style:justify-single-word="false"/>
      <style:text-properties style:text-position="0% 100%" style:text-underline-style="none" officeooo:rsid="00050c99" officeooo:paragraph-rsid="00050c99"/>
    </style:style>
    <style:style style:name="P24" style:family="paragraph" style:parent-style-name="Standard">
      <style:paragraph-properties fo:text-align="start" style:justify-single-word="false"/>
      <style:text-properties style:text-position="0% 100%" style:text-underline-style="none" officeooo:rsid="0000c6f9" officeooo:paragraph-rsid="0008b032"/>
    </style:style>
    <style:style style:name="P25" style:family="paragraph" style:parent-style-name="Standard">
      <style:paragraph-properties fo:text-align="center" style:justify-single-word="false"/>
      <style:text-properties style:text-position="0% 100%" style:text-underline-style="none" officeooo:rsid="0000c6f9" officeooo:paragraph-rsid="00050c99"/>
    </style:style>
    <style:style style:name="P26" style:family="paragraph" style:parent-style-name="Standard">
      <style:paragraph-properties fo:text-align="center" style:justify-single-word="false"/>
      <style:text-properties style:text-position="0% 100%" style:text-underline-style="none" officeooo:rsid="0000c6f9" officeooo:paragraph-rsid="0008b032"/>
    </style:style>
    <style:style style:name="P27" style:family="paragraph" style:parent-style-name="Standard">
      <style:paragraph-properties fo:text-align="center" style:justify-single-word="false"/>
      <style:text-properties style:text-position="0% 100%" style:text-underline-style="none" officeooo:rsid="0000c6f9" officeooo:paragraph-rsid="000a4e15"/>
    </style:style>
    <style:style style:name="P28" style:family="paragraph" style:parent-style-name="Standard">
      <style:paragraph-properties fo:text-align="start" style:justify-single-word="false"/>
      <style:text-properties style:text-position="0% 100%" style:text-underline-style="none" officeooo:rsid="0001027d" officeooo:paragraph-rsid="00050c99"/>
    </style:style>
    <style:style style:name="P29" style:family="paragraph" style:parent-style-name="Standard">
      <style:paragraph-properties fo:text-align="center" style:justify-single-word="false"/>
      <style:text-properties style:text-position="0% 100%" style:text-underline-style="none" officeooo:rsid="0001027d" officeooo:paragraph-rsid="00050c99"/>
    </style:style>
    <style:style style:name="P30" style:family="paragraph" style:parent-style-name="Standard">
      <style:paragraph-properties fo:text-align="center" style:justify-single-word="false"/>
      <style:text-properties style:text-position="0% 100%" style:text-underline-style="none" officeooo:rsid="0001027d" officeooo:paragraph-rsid="00080ad9"/>
    </style:style>
    <style:style style:name="P31" style:family="paragraph" style:parent-style-name="Standard">
      <style:paragraph-properties fo:text-align="start" style:justify-single-word="false"/>
      <style:text-properties style:text-position="0% 100%" style:text-underline-style="none" officeooo:rsid="00065817" officeooo:paragraph-rsid="00065817"/>
    </style:style>
    <style:style style:name="P32" style:family="paragraph" style:parent-style-name="Standard">
      <style:paragraph-properties fo:text-align="start" style:justify-single-word="false"/>
      <style:text-properties style:text-position="0% 100%" style:text-underline-style="none" officeooo:rsid="00080ad9" officeooo:paragraph-rsid="00080ad9"/>
    </style:style>
    <style:style style:name="P33" style:family="paragraph" style:parent-style-name="Standard">
      <style:paragraph-properties fo:text-align="center" style:justify-single-word="false"/>
      <style:text-properties style:text-position="0% 100%" style:text-underline-style="none" officeooo:rsid="00080ad9" officeooo:paragraph-rsid="0008b032"/>
    </style:style>
    <style:style style:name="P34" style:family="paragraph" style:parent-style-name="Standard">
      <style:paragraph-properties fo:text-align="center" style:justify-single-word="false"/>
      <style:text-properties style:text-position="0% 100%" style:text-underline-style="none" officeooo:rsid="000a4e15" officeooo:paragraph-rsid="000a4e15"/>
    </style:style>
    <style:style style:name="P35" style:family="paragraph" style:parent-style-name="Standard">
      <style:paragraph-properties fo:text-align="start" style:justify-single-word="false"/>
      <style:text-properties style:text-position="0% 100%" style:text-underline-style="none" officeooo:rsid="000a4e15" officeooo:paragraph-rsid="000a4e15"/>
    </style:style>
    <style:style style:name="P36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officeooo:rsid="00080ad9" officeooo:paragraph-rsid="00080ad9"/>
    </style:style>
    <style:style style:name="P37" style:family="paragraph" style:parent-style-name="Standard">
      <style:text-properties officeooo:paragraph-rsid="00080ad9"/>
    </style:style>
    <style:style style:name="T1" style:family="text">
      <style:text-properties officeooo:rsid="0000c6f9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style:text-position="super 58%" fo:font-style="normal" officeooo:rsid="0000c6f9" style:font-style-asian="normal" style:font-style-complex="normal"/>
    </style:style>
    <style:style style:name="T4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officeooo:rsid="0000c6f9" style:font-style-asian="normal" style:font-weight-asian="normal" style:font-style-complex="normal" style:font-weight-complex="normal"/>
    </style:style>
    <style:style style:name="T6" style:family="text">
      <style:text-properties style:text-position="super 58%" fo:font-style="normal" fo:font-weight="normal" officeooo:rsid="0008b032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00c6f9" style:font-style-asian="normal" style:font-style-complex="normal"/>
    </style:style>
    <style:style style:name="T9" style:family="text">
      <style:text-properties style:text-position="0% 100%" fo:font-style="normal" officeooo:rsid="0001027d" style:font-style-asian="normal" style:font-style-complex="normal"/>
    </style:style>
    <style:style style:name="T10" style:family="text">
      <style:text-properties style:text-position="0% 100%" fo:font-style="normal" officeooo:rsid="00028734" style:font-style-asian="normal" style:font-style-complex="normal"/>
    </style:style>
    <style:style style:name="T11" style:family="text">
      <style:text-properties style:text-position="0% 100%" fo:font-style="normal" officeooo:rsid="0003823d" style:font-style-asian="normal" style:font-style-complex="normal"/>
    </style:style>
    <style:style style:name="T12" style:family="text">
      <style:text-properties style:text-position="0% 100%" fo:font-style="normal" officeooo:rsid="00050c99" style:font-style-asian="normal" style:font-style-complex="normal"/>
    </style:style>
    <style:style style:name="T13" style:family="text">
      <style:text-properties style:text-position="0% 100%" fo:font-style="normal" officeooo:rsid="00080ad9" style:font-style-asian="normal" style:font-style-complex="normal"/>
    </style:style>
    <style:style style:name="T14" style:family="text">
      <style:text-properties style:text-position="0% 100%" fo:font-style="normal" officeooo:rsid="0008b032" style:font-style-asian="normal" style:font-style-complex="normal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style:text-underline-style="none" officeooo:rsid="00050c99" style:font-style-asian="normal" style:font-style-complex="normal"/>
    </style:style>
    <style:style style:name="T17" style:family="text">
      <style:text-properties style:text-position="0% 100%" fo:font-style="normal" style:text-underline-style="none" officeooo:rsid="0000c6f9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0c6f9" style:font-style-asian="normal" style:font-style-complex="normal"/>
    </style:style>
    <style:style style:name="T20" style:family="text">
      <style:text-properties fo:font-style="normal" officeooo:rsid="0003823d" style:font-style-asian="normal" style:font-style-complex="normal"/>
    </style:style>
    <style:style style:name="T21" style:family="text">
      <style:text-properties fo:font-style="normal" officeooo:rsid="00050c99" style:font-style-asian="normal" style:font-style-complex="normal"/>
    </style:style>
    <style:style style:name="T22" style:family="text">
      <style:text-properties fo:font-style="normal" officeooo:rsid="00080ad9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0c6f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1027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50c99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2873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80ad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8b032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a4e15" style:font-style-asian="normal" style:font-weight-asian="normal" style:font-style-complex="normal" style:font-weight-complex="normal"/>
    </style:style>
    <style:style style:name="T31" style:family="text">
      <style:text-properties style:text-position="sub 58%" fo:font-style="normal" style:font-style-asian="normal" style:font-style-complex="normal"/>
    </style:style>
    <style:style style:name="T32" style:family="text">
      <style:text-properties style:text-position="sub 58%" fo:font-style="normal" officeooo:rsid="0001027d" style:font-style-asian="normal" style:font-style-complex="normal"/>
    </style:style>
    <style:style style:name="T33" style:family="text">
      <style:text-properties style:text-position="sub 58%" fo:font-style="normal" officeooo:rsid="0000c6f9" style:font-style-asian="normal" style:font-style-complex="normal"/>
    </style:style>
    <style:style style:name="T34" style:family="text">
      <style:text-properties style:text-position="sub 58%" fo:font-style="normal" officeooo:rsid="00028734" style:font-style-asian="normal" style:font-style-complex="normal"/>
    </style:style>
    <style:style style:name="T35" style:family="text">
      <style:text-properties style:text-position="sub 58%" fo:font-style="normal" officeooo:rsid="0003823d" style:font-style-asian="normal" style:font-style-complex="normal"/>
    </style:style>
    <style:style style:name="T36" style:family="text">
      <style:text-properties style:text-position="sub 58%" fo:font-style="normal" officeooo:rsid="00050c99" style:font-style-asian="normal" style:font-style-complex="normal"/>
    </style:style>
    <style:style style:name="T37" style:family="text">
      <style:text-properties style:text-position="sub 58%" fo:font-style="normal" officeooo:rsid="00080ad9" style:font-style-asian="normal" style:font-style-complex="normal"/>
    </style:style>
    <style:style style:name="T38" style:family="text">
      <style:text-properties style:text-position="sub 58%" fo:font-style="normal" fo:font-weight="bold" officeooo:rsid="0003823d" style:font-style-asian="normal" style:font-weight-asian="bold" style:font-style-complex="normal" style:font-weight-complex="bold"/>
    </style:style>
    <style:style style:name="T3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sub 58%" fo:font-style="normal" fo:font-weight="normal" officeooo:rsid="0003823d" style:font-style-asian="normal" style:font-weight-asian="normal" style:font-style-complex="normal" style:font-weight-complex="normal"/>
    </style:style>
    <style:style style:name="T41" style:family="text">
      <style:text-properties style:text-position="sub 58%" fo:font-style="normal" fo:font-weight="normal" officeooo:rsid="0000c6f9" style:font-style-asian="normal" style:font-weight-asian="normal" style:font-style-complex="normal" style:font-weight-complex="normal"/>
    </style:style>
    <style:style style:name="T42" style:family="text">
      <style:text-properties style:text-position="sub 58%" fo:font-style="normal" fo:font-weight="normal" officeooo:rsid="0001027d" style:font-style-asian="normal" style:font-weight-asian="normal" style:font-style-complex="normal" style:font-weight-complex="normal"/>
    </style:style>
    <style:style style:name="T43" style:family="text">
      <style:text-properties style:text-position="sub 58%" fo:font-style="normal" fo:font-weight="normal" officeooo:rsid="00050c99" style:font-style-asian="normal" style:font-weight-asian="normal" style:font-style-complex="normal" style:font-weight-complex="normal"/>
    </style:style>
    <style:style style:name="T44" style:family="text">
      <style:text-properties style:text-position="sub 58%" fo:font-style="normal" fo:font-weight="normal" officeooo:rsid="00028734" style:font-style-asian="normal" style:font-weight-asian="normal" style:font-style-complex="normal" style:font-weight-complex="normal"/>
    </style:style>
    <style:style style:name="T45" style:family="text">
      <style:text-properties style:text-position="sub 58%" fo:font-style="normal" fo:font-weight="normal" officeooo:rsid="00080ad9" style:font-style-asian="normal" style:font-weight-asian="normal" style:font-style-complex="normal" style:font-weight-complex="normal"/>
    </style:style>
    <style:style style:name="T46" style:family="text">
      <style:text-properties style:text-position="sub 58%" fo:font-style="normal" fo:font-weight="normal" officeooo:rsid="0008b032" style:font-style-asian="normal" style:font-weight-asian="normal" style:font-style-complex="normal" style:font-weight-complex="normal"/>
    </style:style>
    <style:style style:name="T47" style:family="text">
      <style:text-properties style:text-position="sub 58%" fo:font-style="normal" style:text-underline-style="none" officeooo:rsid="0003823d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anilla version</text:p>
      <text:p text:style-name="P8"/>
      <text:p text:style-name="P8"><text:span text:style-name="T1">PMF for Poisson </text:span><text:span text:style-name="T19">is</text:span></text:p>
      <text:p text:style-name="P8"><text:span text:style-name="T19"/></text:p>
      <text:p text:style-name="P11"><text:span text:style-name="T19">(1a) P = </text:span><text:span text:style-name="T18">λ</text:span><text:span text:style-name="T3">k</text:span><text:span text:style-name="T8">e</text:span><text:span text:style-name="T3">-λ</text:span><text:span text:style-name="T8">/k!</text:span></text:p>
      <text:p text:style-name="P8"><text:span text:style-name="T8"/></text:p>
      <text:p text:style-name="P1"><text:span text:style-name="T11">Per-row c</text:span><text:span text:style-name="T7">ontribution to deviance is log of PMF, so:</text:span></text:p>
      <text:p text:style-name="P1"><text:span text:style-name="T7"/></text:p>
      <text:p text:style-name="P4"><text:span text:style-name="T7">(1b) D = ln(λ</text:span><text:span text:style-name="T2">k</text:span><text:span text:style-name="T7">e</text:span><text:span text:style-name="T2">-λ</text:span><text:span text:style-name="T7">) </text:span><text:span text:style-name="T14">-</text:span><text:span text:style-name="T7"> ln(k!) </text:span><text:span text:style-name="T14">= </text:span><text:span text:style-name="T7">k*ln(λ) - λ </text:span><text:span text:style-name="T14">- </text:span><text:span text:style-name="T7">ln(k!)</text:span></text:p>
      <text:p text:style-name="P5"><text:span text:style-name="T7"/></text:p>
      <text:p text:style-name="P5"><text:span text:style-name="T7">Differentiate with respect to λ</text:span></text:p>
      <text:p text:style-name="P5"><text:span text:style-name="T7"/></text:p>
      <text:p text:style-name="P2"><text:span text:style-name="T7">(1</text:span><text:span text:style-name="T14">c</text:span><text:span text:style-name="T7">) d</text:span><text:span text:style-name="T10">D</text:span><text:span text:style-name="T7">/dλ = k/λ - 1 = <text:s/>(k - λ)/λ</text:span></text:p>
      <text:p text:style-name="P2"><text:span text:style-name="T7"/></text:p>
      <text:p text:style-name="P6"><text:span text:style-name="T7">Define λ by its components </text:span><text:span text:style-name="T9">in a log-linked model</text:span></text:p>
      <text:p text:style-name="P5"><text:span text:style-name="T7"/></text:p>
      <text:p text:style-name="P3"><text:span text:style-name="T7">(1</text:span><text:span text:style-name="T14">d</text:span><text:span text:style-name="T7">) λ </text:span><text:span text:style-name="T9">= e^(c + </text:span><text:span text:style-name="T13">m</text:span><text:span text:style-name="T32">1</text:span><text:span text:style-name="T9">x</text:span><text:span text:style-name="T32">1</text:span><text:span text:style-name="T9"> + . . . + </text:span><text:span text:style-name="T13">m</text:span><text:span text:style-name="T32">N</text:span><text:span text:style-name="T9">x</text:span><text:span text:style-name="T32">N</text:span><text:span text:style-name="T9">)</text:span></text:p>
      <text:p text:style-name="P6"><text:span text:style-name="T9"/></text:p>
      <text:p text:style-name="P12"><text:span text:style-name="T7">Differentiate with respect to components</text:span></text:p>
      <text:p text:style-name="P12"><text:span text:style-name="T7"/></text:p>
      <text:p text:style-name="P13"><text:span text:style-name="T7">(1</text:span><text:span text:style-name="T14">e</text:span><text:span text:style-name="T7">) d</text:span><text:span text:style-name="T8">λ/</text:span><text:span text:style-name="T7">dc = e^(c + </text:span><text:span text:style-name="T13">m</text:span><text:span text:style-name="T31">1</text:span><text:span text:style-name="T7">x</text:span><text:span text:style-name="T31">1</text:span><text:span text:style-name="T7"> + . . . + </text:span><text:span text:style-name="T13">m</text:span><text:span text:style-name="T31">N</text:span><text:span text:style-name="T7">x</text:span><text:span text:style-name="T31">N</text:span><text:span text:style-name="T7">) = </text:span><text:span text:style-name="T8">λ</text:span></text:p>
      <text:p text:style-name="P14"><text:span text:style-name="T8">(1</text:span><text:span text:style-name="T14">f</text:span><text:span text:style-name="T8">) dλ/d</text:span><text:span text:style-name="T13">m</text:span><text:span text:style-name="T31">n</text:span><text:span text:style-name="T8"> = </text:span><text:span text:style-name="T10">x</text:span><text:span text:style-name="T31">n</text:span><text:span text:style-name="T8">e^(c + </text:span><text:span text:style-name="T13">m</text:span><text:span text:style-name="T33">1</text:span><text:span text:style-name="T8">x</text:span><text:span text:style-name="T33">1</text:span><text:span text:style-name="T8"> + . . . + </text:span><text:span text:style-name="T13">m</text:span><text:span text:style-name="T31">N</text:span><text:span text:style-name="T8">x</text:span><text:span text:style-name="T31">N</text:span><text:span text:style-name="T8">) = λ</text:span><text:span text:style-name="T10">x</text:span><text:span text:style-name="T31">n</text:span></text:p>
      <text:p text:style-name="P12"><text:span text:style-name="T8"/></text:p>
      <text:p text:style-name="P17"><text:span text:style-name="T8">S</text:span><text:span text:style-name="T7">o</text:span></text:p>
      <text:p text:style-name="P17"><text:span text:style-name="T7"/></text:p>
      <text:p text:style-name="P14"><text:span text:style-name="T7">(1</text:span><text:span text:style-name="T14">g</text:span><text:span text:style-name="T7">) </text:span><text:span text:style-name="T8">d</text:span><text:span text:style-name="T10">D</text:span><text:span text:style-name="T8">/d</text:span><text:span text:style-name="T10">c = dD/d</text:span><text:span text:style-name="T8">λ *</text:span><text:span text:style-name="T7"> d</text:span><text:span text:style-name="T8">λ/</text:span><text:span text:style-name="T7">dc </text:span><text:span text:style-name="T10">= </text:span><text:span text:style-name="T8">(k-λ)/λ * λ </text:span><text:span text:style-name="T10">= </text:span><text:span text:style-name="T8">(k-λ)</text:span></text:p>
      <text:p text:style-name="P14"><text:span text:style-name="T8">(1</text:span><text:span text:style-name="T14">h</text:span><text:span text:style-name="T8">) d</text:span><text:span text:style-name="T10">D</text:span><text:span text:style-name="T8">/d</text:span><text:span text:style-name="T13">m</text:span><text:span text:style-name="T34">n</text:span><text:span text:style-name="T10"> = dD/d</text:span><text:span text:style-name="T8">λ * dλ/d</text:span><text:span text:style-name="T13">m</text:span><text:span text:style-name="T34">n</text:span><text:span text:style-name="T8"> </text:span><text:span text:style-name="T10">= </text:span><text:span text:style-name="T8">(k-λ)/λ * λ</text:span><text:span text:style-name="T10">x</text:span><text:span text:style-name="T31">n</text:span><text:span text:style-name="T8"> </text:span><text:span text:style-name="T10">= </text:span><text:span text:style-name="T8">(k-λ)</text:span><text:span text:style-name="T10">x</text:span><text:span text:style-name="T31">n</text:span></text:p>
      <text:p text:style-name="P14"><text:span text:style-name="T7"/></text:p>
      <text:p text:style-name="P18"><text:span text:style-name="T7">So feed this into gradient descent.</text:span></text:p>
      <text:p text:style-name="P18"><text:span text:style-name="T7"/></text:p>
      <text:p text:style-name="P17"><text:span text:style-name="T7">(hang on, is this shocking neatness at the end what makes a linkage/distribution pair canonical?)</text:span></text:p>
      <text:p text:style-name="P17"><text:span text:style-name="T7"/></text:p>
      <text:p text:style-name="P10"><text:span text:style-name="T7">Composite/multiresp ver</text:span></text:p>
      <text:p text:style-name="P10"><text:span text:style-name="T7"/></text:p>
      <text:p text:style-name="P19"><text:span text:style-name="T7">We can mostly piggyback on the above, </text:span><text:span text:style-name="T14">since the sum of two Poisson dists is another Poisson dist.</text:span></text:p>
      <text:p text:style-name="P19"><text:span text:style-name="T7"/></text:p>
      <text:p text:style-name="P19"><text:span text:style-name="T7">Assume two submodels (extending for more is trivial).</text:span></text:p>
      <text:p text:style-name="P19"><text:span text:style-name="T7"/></text:p>
      <text:p text:style-name="P20"><text:span text:style-name="T7">(2a) </text:span><text:span text:style-name="T8">λ </text:span><text:span text:style-name="T7">= </text:span><text:span text:style-name="T8">λ</text:span><text:span text:style-name="T31">A</text:span><text:span text:style-name="T8"> </text:span><text:span text:style-name="T7">+ </text:span><text:span text:style-name="T8">λ</text:span><text:span text:style-name="T31">B</text:span></text:p>
      <text:p text:style-name="P21"><text:span text:style-name="T18"/></text:p>
      <text:p text:style-name="P23"><text:span text:style-name="T18">Go through the motions of getting a differentiation to chain through</text:span></text:p>
      <text:p text:style-name="P23"><text:span text:style-name="T18"/></text:p>
      <text:p text:style-name="P22"><text:span text:style-name="T18">(2</text:span><text:span text:style-name="T21">b</text:span><text:span text:style-name="T18">) </text:span><text:span text:style-name="T21">d</text:span><text:span text:style-name="T19">λ/λ</text:span><text:span text:style-name="T31">A</text:span><text:span text:style-name="T19"> </text:span><text:span text:style-name="T21">= d</text:span><text:span text:style-name="T19">λ/λ</text:span><text:span text:style-name="T31">B</text:span><text:span text:style-name="T18"> </text:span><text:span text:style-name="T21">= 1</text:span></text:p>
      <text:p text:style-name="P21"><text:span text:style-name="T18"/></text:p>
      <text:p text:style-name="P23"><text:span text:style-name="T18">Define </text:span><text:span text:style-name="T19">λ</text:span><text:span text:style-name="T35">A</text:span><text:span text:style-name="T20"> </text:span><text:span text:style-name="T18">(though all of this also goes for </text:span><text:span text:style-name="T38"><text:s/></text:span><text:span text:style-name="T24">λ</text:span><text:span text:style-name="T39">B</text:span><text:span text:style-name="T23">) by its components in a log-linked model</text:span></text:p>
      <text:p text:style-name="P23"><text:span text:style-name="T23"/></text:p>
      <text:p text:style-name="P25"><text:span text:style-name="T23">(</text:span><text:span text:style-name="T26">2c</text:span><text:span text:style-name="T23">) λ</text:span><text:span text:style-name="T43">A</text:span><text:span text:style-name="T23"> </text:span><text:span text:style-name="T25">= e^(c</text:span><text:span text:style-name="T43">A</text:span><text:span text:style-name="T25"> + </text:span><text:span text:style-name="T28">m</text:span><text:span text:style-name="T42">1</text:span><text:span text:style-name="T43">A</text:span><text:span text:style-name="T25">x</text:span><text:span text:style-name="T42">1</text:span><text:span text:style-name="T25"> + . . . + </text:span><text:span text:style-name="T28">m</text:span><text:span text:style-name="T42">N</text:span><text:span text:style-name="T43">A</text:span><text:span text:style-name="T25">x</text:span><text:span text:style-name="T42">N</text:span><text:span text:style-name="T25">)</text:span></text:p>
      <text:p text:style-name="P25"><text:span text:style-name="T25"/></text:p>
      <text:p text:style-name="P28"><text:span text:style-name="T23">Differentiate with respect to components</text:span></text:p>
      <text:p text:style-name="P28"><text:span text:style-name="T23"/></text:p>
      <text:p text:style-name="P15"><text:span text:style-name="T7">(</text:span><text:span text:style-name="T12">2d</text:span><text:span text:style-name="T7">) d</text:span><text:span text:style-name="T8">λ</text:span><text:span text:style-name="T36">A</text:span><text:span text:style-name="T8">/</text:span><text:span text:style-name="T7">dc</text:span><text:span text:style-name="T36">A</text:span><text:span text:style-name="T7"> = e^(c + </text:span><text:span text:style-name="T13">m</text:span><text:span text:style-name="T31">1</text:span><text:span text:style-name="T36">A</text:span><text:span text:style-name="T7">x</text:span><text:span text:style-name="T31">1</text:span><text:span text:style-name="T7"> + . . . + </text:span><text:span text:style-name="T13">m</text:span><text:span text:style-name="T31">N</text:span><text:span text:style-name="T36">A</text:span><text:span text:style-name="T7">x</text:span><text:span text:style-name="T31">N</text:span><text:span text:style-name="T7">) = </text:span><text:span text:style-name="T8">λ</text:span><text:span text:style-name="T36">A</text:span></text:p>
      <text:p text:style-name="P29"><text:span text:style-name="T24">(</text:span><text:span text:style-name="T26">2e</text:span><text:span text:style-name="T24">) dλ</text:span><text:span text:style-name="T43">A</text:span><text:span text:style-name="T24">/d</text:span><text:span text:style-name="T28">m</text:span><text:span text:style-name="T39">n</text:span><text:span text:style-name="T43">A</text:span><text:span text:style-name="T24"> = </text:span><text:span text:style-name="T27">x</text:span><text:span text:style-name="T39">n</text:span><text:span text:style-name="T24">e^(c + </text:span><text:span text:style-name="T28">m</text:span><text:span text:style-name="T41">1</text:span><text:span text:style-name="T24">x</text:span><text:span text:style-name="T41">1</text:span><text:span text:style-name="T24"> + . . . + </text:span><text:span text:style-name="T28">m</text:span><text:span text:style-name="T39">N</text:span><text:span text:style-name="T45">A</text:span><text:span text:style-name="T24">x</text:span><text:span text:style-name="T39">N</text:span><text:span text:style-name="T24">) =λ</text:span><text:span text:style-name="T43">A</text:span><text:span text:style-name="T27">x</text:span><text:span text:style-name="T39">n</text:span></text:p>
      <text:p text:style-name="P29"><text:soft-page-break/><text:span text:style-name="T15"/></text:p>
      <text:p text:style-name="P31"><text:span text:style-name="T23">So</text:span></text:p>
      <text:p text:style-name="P31"><text:span text:style-name="T23"/></text:p>
      <text:p text:style-name="P16"><text:span text:style-name="T7">(</text:span><text:span text:style-name="T13">2f</text:span><text:span text:style-name="T7">) </text:span><text:span text:style-name="T8">d</text:span><text:span text:style-name="T10">D</text:span><text:span text:style-name="T8">/d</text:span><text:span text:style-name="T10">c</text:span><text:span text:style-name="T37">A</text:span><text:span text:style-name="T10"> = dD/d</text:span><text:span text:style-name="T8">λ * </text:span><text:span text:style-name="T16">d</text:span><text:span text:style-name="T17">λ/λ</text:span><text:span text:style-name="T47">A</text:span><text:span text:style-name="T7"> * d</text:span><text:span text:style-name="T8">λ</text:span><text:span text:style-name="T37">A</text:span><text:span text:style-name="T8">/</text:span><text:span text:style-name="T7">dc</text:span><text:span text:style-name="T37">A</text:span><text:span text:style-name="T7"> </text:span><text:span text:style-name="T10">= </text:span><text:span text:style-name="T8">(k-λ)/λ * λ</text:span><text:span text:style-name="T37">A</text:span></text:p>
      <text:p text:style-name="P30"><text:span text:style-name="T24">(</text:span><text:span text:style-name="T28">2g</text:span><text:span text:style-name="T24">) d</text:span><text:span text:style-name="T27">D</text:span><text:span text:style-name="T24">/d</text:span><text:span text:style-name="T28">m</text:span><text:span text:style-name="T44">n</text:span><text:span text:style-name="T45">A</text:span><text:span text:style-name="T27"> = dD/d</text:span><text:span text:style-name="T24">λ * </text:span><text:span text:style-name="T26">d</text:span><text:span text:style-name="T24">λ/λ</text:span><text:span text:style-name="T40">A</text:span><text:span text:style-name="T24"> * dλ</text:span><text:span text:style-name="T45">A</text:span><text:span text:style-name="T24">/d</text:span><text:span text:style-name="T28">m</text:span><text:span text:style-name="T44">n</text:span><text:span text:style-name="T45">A</text:span><text:span text:style-name="T24"> </text:span><text:span text:style-name="T27">= </text:span><text:span text:style-name="T24">(k-λ)/λ * λ</text:span><text:span text:style-name="T45">A</text:span><text:span text:style-name="T28">x</text:span><text:span text:style-name="T39">n</text:span></text:p>
      <text:p text:style-name="P30"><text:span text:style-name="T15"/></text:p>
      <text:p text:style-name="P36"><text:span text:style-name="T23">Mixture</text:span></text:p>
      <text:p text:style-name="P32"><text:span text:style-name="T23"/></text:p>
      <text:p text:style-name="P32"><text:span text:style-name="T23">Gotta start from s</text:span><text:span text:style-name="T29">cratch for this one.</text:span></text:p>
      <text:p text:style-name="P32"><text:span text:style-name="T23"/></text:p>
      <text:p text:style-name="P37"><text:span text:style-name="T1">PMF for </text:span><text:span text:style-name="T22">two Poisson processes, one with prevalence f and one with prevalence (1-f), is</text:span></text:p>
      <text:p text:style-name="P37"><text:span text:style-name="T19"/></text:p>
      <text:p text:style-name="P33"><text:span text:style-name="T24">(</text:span><text:span text:style-name="T23">3</text:span><text:span text:style-name="T24">a) P = </text:span><text:span text:style-name="T23">f * λ</text:span><text:span text:style-name="T39">A</text:span><text:span text:style-name="T5">k</text:span><text:span text:style-name="T24">e</text:span><text:span text:style-name="T29">^(-</text:span><text:span text:style-name="T23">λ</text:span><text:span text:style-name="T39">A</text:span><text:span text:style-name="T29">)</text:span><text:span text:style-name="T24">/k! </text:span><text:span text:style-name="T23">+ </text:span><text:span text:style-name="T29">(1-</text:span><text:span text:style-name="T23">f</text:span><text:span text:style-name="T29">)</text:span><text:span text:style-name="T23"> * λ</text:span><text:span text:style-name="T39">B</text:span><text:span text:style-name="T5">k</text:span><text:span text:style-name="T24">e</text:span><text:span text:style-name="T29">^(-</text:span><text:span text:style-name="T23">λ</text:span><text:span text:style-name="T46">B</text:span><text:span text:style-name="T29">)</text:span><text:span text:style-name="T24">/k! </text:span></text:p>
      <text:p text:style-name="P32"><text:span text:style-name="T23"/></text:p>
      <text:p text:style-name="P7"><text:span text:style-name="T11">Per-row c</text:span><text:span text:style-name="T7">ontribution to deviance is log of PMF, so:</text:span></text:p>
      <text:p text:style-name="P7"><text:span text:style-name="T7"/></text:p>
      <text:p text:style-name="P26"><text:span text:style-name="T23">(</text:span><text:span text:style-name="T28">3</text:span><text:span text:style-name="T23">b) D = ln(</text:span><text:span text:style-name="T28">f * λ</text:span><text:span text:style-name="T45">A</text:span><text:span text:style-name="T4">k</text:span><text:span text:style-name="T23">e</text:span><text:span text:style-name="T29">^(-</text:span><text:span text:style-name="T28">λ</text:span><text:span text:style-name="T45">A</text:span><text:span text:style-name="T29">) </text:span><text:span text:style-name="T28">+ </text:span><text:span text:style-name="T29">(1-</text:span><text:span text:style-name="T28">f</text:span><text:span text:style-name="T29">)</text:span><text:span text:style-name="T28"> * λ</text:span><text:span text:style-name="T46">B</text:span><text:span text:style-name="T4">k</text:span><text:span text:style-name="T23">e</text:span><text:span text:style-name="T29">^(-</text:span><text:span text:style-name="T28">λ</text:span><text:span text:style-name="T46">B</text:span><text:span text:style-name="T29">)</text:span><text:span text:style-name="T23">) - ln(k!)</text:span></text:p>
      <text:p text:style-name="P32"><text:span text:style-name="T23"/></text:p>
      <text:p text:style-name="P24"><text:span text:style-name="T23">Differentiate with respect to λ</text:span><text:span text:style-name="T46">A</text:span></text:p>
      <text:p text:style-name="P32"><text:span text:style-name="T23"/></text:p>
      <text:p text:style-name="P27"><text:span text:style-name="T29">(3c) </text:span><text:span text:style-name="T23">d</text:span><text:span text:style-name="T27">D</text:span><text:span text:style-name="T23">/dλ</text:span><text:span text:style-name="T46">A</text:span><text:span text:style-name="T23"> = </text:span><text:span text:style-name="T28">f * </text:span><text:span text:style-name="T29">(</text:span><text:span text:style-name="T30">k</text:span><text:span text:style-name="T28">λ</text:span><text:span text:style-name="T45">A</text:span><text:span text:style-name="T4">k</text:span><text:span text:style-name="T6">-1</text:span><text:span text:style-name="T23">e</text:span><text:span text:style-name="T29">^(-</text:span><text:span text:style-name="T28">λ</text:span><text:span text:style-name="T45">A</text:span><text:span text:style-name="T29">) </text:span><text:span text:style-name="T30">-</text:span><text:span text:style-name="T29"> </text:span><text:span text:style-name="T28">λ</text:span><text:span text:style-name="T45">A</text:span><text:span text:style-name="T4">k</text:span><text:span text:style-name="T6">-1</text:span><text:span text:style-name="T23">e</text:span><text:span text:style-name="T29">^(-</text:span><text:span text:style-name="T28">λ</text:span><text:span text:style-name="T45">A</text:span><text:span text:style-name="T29">)) </text:span><text:span text:style-name="T23">/ (</text:span><text:span text:style-name="T28">f * λ</text:span><text:span text:style-name="T45">A</text:span><text:span text:style-name="T4">k</text:span><text:span text:style-name="T23">e</text:span><text:span text:style-name="T29">^(-</text:span><text:span text:style-name="T28">λ</text:span><text:span text:style-name="T45">A</text:span><text:span text:style-name="T29">) </text:span><text:span text:style-name="T28">+ </text:span><text:span text:style-name="T29">(1-</text:span><text:span text:style-name="T28">f</text:span><text:span text:style-name="T29">)</text:span><text:span text:style-name="T28"> * λ</text:span><text:span text:style-name="T46">B</text:span><text:span text:style-name="T4">k</text:span><text:span text:style-name="T23">e</text:span><text:span text:style-name="T29">^(-</text:span><text:span text:style-name="T28">λ</text:span><text:span text:style-name="T46">B</text:span><text:span text:style-name="T29">)</text:span><text:span text:style-name="T23">)</text:span></text:p>
      <text:p text:style-name="P34"><text:span text:style-name="T23">= </text:span><text:span text:style-name="T28">f * </text:span><text:span text:style-name="T29">(</text:span><text:span text:style-name="T23">k-</text:span><text:span text:style-name="T28">λ</text:span><text:span text:style-name="T45">A</text:span><text:span text:style-name="T23">)</text:span><text:span text:style-name="T28">*λ</text:span><text:span text:style-name="T45">A</text:span><text:span text:style-name="T5">k</text:span><text:span text:style-name="T6">-1</text:span><text:span text:style-name="T24">e</text:span><text:span text:style-name="T29">^(-</text:span><text:span text:style-name="T28">λ</text:span><text:span text:style-name="T45">A</text:span><text:span text:style-name="T29">) </text:span><text:span text:style-name="T24">/ (</text:span><text:span text:style-name="T28">f * λ</text:span><text:span text:style-name="T45">A</text:span><text:span text:style-name="T5">k</text:span><text:span text:style-name="T24">e</text:span><text:span text:style-name="T29">^(-</text:span><text:span text:style-name="T28">λ</text:span><text:span text:style-name="T45">A</text:span><text:span text:style-name="T29">) </text:span><text:span text:style-name="T28">+ </text:span><text:span text:style-name="T29">(1-</text:span><text:span text:style-name="T28">f</text:span><text:span text:style-name="T29">)</text:span><text:span text:style-name="T28"> * λ</text:span><text:span text:style-name="T46">B</text:span><text:span text:style-name="T5">k</text:span><text:span text:style-name="T24">e</text:span><text:span text:style-name="T29">^(-</text:span><text:span text:style-name="T28">λ</text:span><text:span text:style-name="T46">B</text:span><text:span text:style-name="T29">)</text:span><text:span text:style-name="T24">)</text:span></text:p>
      <text:p text:style-name="P35"><text:span text:style-name="T24"/></text:p>
      <text:p text:style-name="P35"><text:span text:style-name="T23">(</text:span><text:span text:style-name="T24">2</text:span><text:span text:style-name="T23">c), (2d) and (2e) still apply, thank god.</text:span></text:p>
      <text:p text:style-name="P35"><text:span text:style-name="T23"/></text:p>
      <text:p text:style-name="P35"><text:span text:style-name="T23">Just multiply (3c) by (2d) and (2e) and that’s i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1:35:39.722465642</meta:creation-date>
    <dc:date>2020-10-27T23:01:24.509428948</dc:date>
    <meta:editing-duration>PT15M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42" meta:word-count="388" meta:character-count="1894" meta:non-whitespace-character-count="1545"/>
  </office:meta>
</office:document-meta>
</file>